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4c7" officeooo:paragraph-rsid="001e64c7"/>
    </style:style>
    <style:style style:name="P2" style:family="paragraph" style:parent-style-name="Standard">
      <style:text-properties officeooo:rsid="001fe1d7" officeooo:paragraph-rsid="001fe1d7"/>
    </style:style>
    <style:style style:name="P3" style:family="paragraph" style:parent-style-name="Standard">
      <style:text-properties officeooo:rsid="001ff9aa" officeooo:paragraph-rsid="001ff9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s porque os olhos são os espelhos da alma?</text:p>
      <text:p text:style-name="P1">São pois me permitem viajam, desde a bia totalmente desconfiada</text:p>
      <text:p text:style-name="P1">até a bia que tem receio de falar aquelas 3 palavras</text:p>
      <text:p text:style-name="P1">pra mim seu olhar é minha maior fonte de prazer</text:p>
      <text:p text:style-name="P1">pois ao velo brilhar, senhorita bia, faz meu corpo todo estremecer.</text:p>
      <text:p text:style-name="P1"/>
      <text:p text:style-name="P1">Mas quais são essa 3 palavras?</text:p>
      <text:p text:style-name="P1">Seria eu te amo, mas meu amor</text:p>
      <text:p text:style-name="P1">eu quero que você jamais se sinta pressionada</text:p>
      <text:p text:style-name="P1">você não precisa dizer que me ama </text:p>
      <text:p text:style-name="P1">pois eu posso ver na sua cara.</text:p>
      <text:p text:style-name="P1"/>
      <text:p text:style-name="P2">Mas não só na sua cara</text:p>
      <text:p text:style-name="P2">seu sorriso, o qual completa o meu</text:p>
      <text:p text:style-name="P2">seu cheiro tal qual de uma princesa rara</text:p>
      <text:p text:style-name="P2">minha bia, tu é tão formosa que em meu coração uma fogueira se acendeu</text:p>
      <text:p text:style-name="P2">ao seu lado eu sinto que consigo fazer o que na minha mente vier</text:p>
      <text:p text:style-name="P2">e como diz jorge e mateus “se eu tiver seu amor, juro não preciso amar outra mulher”.</text:p>
      <text:p text:style-name="P2"/>
      <text:p text:style-name="P2">amar outra mulher?</text:p>
      <text:p text:style-name="P2">Mil vezes eu diria que “não”</text:p>
      <text:p text:style-name="P2">pois você é a única mulher que em toda minha vida</text:p>
      <text:p text:style-name="P2">eu permitirei segurar minha mão</text:p>
      <text:p text:style-name="P3">mas segurar minha mão não é grande coisa</text:p>
      <text:p text:style-name="P3">você será a única a entrar em meu coração.</text:p>
      <text:p text:style-name="P3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20:18:22.862809672</meta:creation-date>
    <dc:date>2025-05-09T20:47:54.687333916</dc:date>
    <meta:editing-duration>PT7M21S</meta:editing-duration>
    <meta:editing-cycles>1</meta:editing-cycles>
    <meta:document-statistic meta:table-count="0" meta:image-count="0" meta:object-count="0" meta:page-count="1" meta:paragraph-count="22" meta:word-count="194" meta:character-count="964" meta:non-whitespace-character-count="791"/>
    <meta:generator>LibreOffice/7.3.7.2$Linux_X86_64 LibreOffice_project/30$Build-2</meta:generator>
  </office:meta>
</office:document-meta>
</file>